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Source_Text"><text:span text:style-name="NormalTok">Length</text:span>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Source_Text"><text:span text:style-name="NormalTok">myArray</text:span></text:span> of <text:span text:style-name="Source_Text"><text:span text:style-name="DataTypeTok">int</text:span>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Source_Text"><text:span text:style-name="NormalTok">myArray</text:span>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Source_Text"><text:span text:style-name="NormalTok">myArray</text:span>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</text:span> and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reformatted_20_Text">
<text:span text:style-name="DataTypeTok">int</text:span><text:span text:style-name="OperatorTok">[]</text:span><text:span text:style-name="NormalTok"><text:s text:c="1"/>myArrayA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myArrayA </text:span><text:span text:style-name="OperatorTok">=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
</text:p>
      <text:h text:style-name="Heading_20_3" text:outline-level="3"><text:bookmark-start text:name="out-of-bound-error-read"/>Out of bound error (read)<text:bookmark-end text:name="out-of-bound-error-read"/></text:h>
      <text:p text:style-name="Preformatted_20_Text">
<text:span text:style-name="DataTypeTok">int</text:span><text:span text:style-name="OperatorTok">[]</text:span><text:span text:style-name="NormalTok"><text:s text:c="1"/>myArrayB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yArrayB</text:span><text:span text:style-name="OperatorTok">[</text:span><text:span text:style-name="DecValTok">5</text:span><text:span text:style-name="OperatorTok">]);</text:span>
</text:p>
      <text:h text:style-name="Heading_20_3" text:outline-level="3"><text:bookmark-start text:name="out-of-bound-error-write"/>Out of bound error (write)<text:bookmark-end text:name="out-of-bound-error-write"/></text:h>
      <text:p text:style-name="Preformatted_20_Text">
<text:span text:style-name="DataTypeTok">int</text:span><text:span text:style-name="OperatorTok">[]</text:span><text:span text:style-name="NormalTok"><text:s text:c="1"/>myArrayC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myArrayC</text:span><text:span text:style-name="OperatorTok">[</text:span><text:span text:style-name="DecValTok">5</text:span><text:span text:style-name="OperatorTok">]</text:span><text:span text:style-name="NormalTok"><text:s text:c="1"/></text:span><text:span text:style-name="OperatorTok">=</text:span><text:span text:style-name="NormalTok"><text:s text:c="1"/></text:span><text:span text:style-name="DecValTok">12</text:span><text:span text:style-name="OperatorTok">;</text:span>
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reformatted_20_Text">
<text:span text:style-name="DataTypeTok">int</text:span><text:span text:style-name="OperatorTok">[]</text:span><text:span text:style-name="NormalTok"><text:s text:c="1"/>myArray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yArrayD</text:span><text:span text:style-name="OperatorTok">);</text:span>
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5">declares an array <text:span text:style-name="Source_Text"><text:span text:style-name="NormalTok">myArray</text:span></text:span> of <text:span text:style-name="Source_Text"><text:span text:style-name="DataTypeTok">int</text:span>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5">initializes <text:span text:style-name="Source_Text"><text:span text:style-name="NormalTok">myArray</text:span>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5">displays the content of <text:span text:style-name="Source_Text"><text:span text:style-name="NormalTok">myArray</text:span></text:span>.</text:p>
        </text:list-item>
        <text:list-item>
          <text:p text:style-name="P5">sums the values stored in <text:span text:style-name="Source_Text"><text:span text:style-name="NormalTok">myArray</text:span></text:span> and displays the result.</text:p>
        </text:list-item>
        <text:list-item>
          <text:p text:style-name="P5">computes the product of the values stored in <text:span text:style-name="Source_Text"><text:span text:style-name="NormalTok">myArray</text:span>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reformatted_20_Text">
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6</text:span><text:span text:style-name="OperatorTok">,</text:span><text:span text:style-name="NormalTok"><text:s text:c="1"/></text:span><text:span text:style-name="DecValTok">7</text:span><text:span text:style-name="OperatorTok">,</text:span><text:span text:style-name="NormalTok"><text:s text:c="1"/></text:span><text:span text:style-name="DecValTok">8</text:span><text:span text:style-name="OperatorTok">,</text:span><text:span text:style-name="NormalTok"><text:s text:c="1"/></text:span><text:span text:style-name="DecValTok">9</text:span><text:span text:style-name="OperatorTok">,</text:span><text:span text:style-name="NormalTok"><text:s text:c="1"/></text:span><text:span text:style-name="DecValTok">10</text:span><text:span text:style-name="OperatorTok">};</text:span>
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int</text:span><text:span text:style-name="NormalTok"><text:s text:c="1"/>sum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int</text:span><text:span text:style-name="NormalTok"><text:s text:c="1"/>product </text:span><text:span text:style-name="OperatorTok">=</text:span><text:span text:style-name="NormalTok"><text:s text:c="1"/></text:span><text:span text:style-name="DecValTok">1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myArray</text:span><text:span text:style-name="OperatorTok">.</text:span><text:span text:style-name="FunctionTok">Length</text:span><text:span text:style-name="OperatorTok">){</text:span>
</text:p>
      <text:p text:style-name="Preformatted_20_Text">
<text:span text:style-name="NormalTok"><text:s text:c="4"/></text:span><text:span text:style-name="CommentTok">// Fill this!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sum of the values in the array is "</text:span><text:span text:style-name="NormalTok"><text:s text:c="1"/></text:span><text:span text:style-name="OperatorTok">+</text:span><text:span text:style-name="NormalTok"><text:s text:c="1"/>sum </text:span><text:span text:style-name="OperatorTok">+</text:span><text:span text:style-name="NormalTok"><text:s text:c="1"/></text:span><text:span text:style-name="StringTok">"."</text:span><text:span text:style-name="OperatorTok">);</text:span>
</text:p>
      <text:p text:style-name="Preformatted_20_Text"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The product of the values in the array is "</text:span><text:span text:style-name="NormalTok"><text:s text:c="1"/></text:span><text:span text:style-name="OperatorTok">+</text:span><text:span text:style-name="NormalTok"><text:s text:c="1"/>product </text:span><text:span text:style-name="OperatorTok">+</text:span><text:span text:style-name="NormalTok"><text:s text:c="1"/></text:span><text:span text:style-name="StringTok">"."</text:span><text:span text:style-name="OperatorTok">);</text:span>
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6">declare a <text:span text:style-name="Source_Text"><text:span text:style-name="DataTypeTok">char</text:span></text:span> array of length <draw:frame draw:style-name="fr1" text:anchor-type="as-char"><draw:object xlink:href="Formula-36/" xlink:type="simple" xlink:show="embed" xlink:actuate="onLoad"/></draw:frame>, name it <text:span text:style-name="Source_Text"><text:span text:style-name="NormalTok">letters</text:span></text:span></text:p>
        </text:list-item>
        <text:list-item>
          <text:p text:style-name="P6">initialize the first 4 indices of <text:span text:style-name="Source_Text"><text:span text:style-name="NormalTok">letters</text:span></text:span> with the following values: 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span></text:p>
        </text:list-item>
        <text:list-item>
          <text:p text:style-name="P6">initialize <text:span text:style-name="T1">index 5</text:span> of <text:span text:style-name="Source_Text"><text:span text:style-name="NormalTok">letters</text:span></text:span> with the value <text:span text:style-name="Source_Text"><text:span text:style-name="CharTok">'f'</text:span></text:span></text:p>
        </text:list-item>
      </text:list>
      <text:p text:style-name="First_20_paragraph">Now, write the following statements:</text:p>
      <text:list text:style-name="L7">
        <text:list-item>
          <text:p text:style-name="P7">Write a statement to display the last <text:span text:style-name="Source_Text"><text:span text:style-name="DataTypeTok">char</text:span></text:span> value in <text:span text:style-name="Source_Text"><text:span text:style-name="NormalTok">letters</text:span></text:span> (should display <text:span text:style-name="Source_Text"><text:span text:style-name="NormalTok">f</text:span></text:span>).</text:p>
        </text:list-item>
        <text:list-item>
          <text:p text:style-name="P7">Write a statement to display the value stored at index 4. What is that value? Why?</text:p>
        </text:list-item>
        <text:list-item>
          <text:p text:style-name="P7">Write a statement to display the characters in the <text:span text:style-name="T1">first half</text:span> of the array (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Source_Text"><text:span text:style-name="NormalTok">letters</text:span></text:span> is declared and change the length of <text:span text:style-name="Source_Text"><text:span text:style-name="NormalTok">letters</text:span>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8">What is the last <text:span text:style-name="Source_Text"><text:span text:style-name="DataTypeTok">char</text:span></text:span> of the <text:span text:style-name="Source_Text"><text:span text:style-name="NormalTok">letters</text:span></text:span> array now, after changing its length?</text:p>
        </text:list-item>
        <text:list-item>
          <text:p text:style-name="P8">Does your program still output <text:span text:style-name="T1">the last</text:span> <text:span text:style-name="Source_Text"><text:span text:style-name="DataTypeTok">char</text:span></text:span> value in <text:span text:style-name="Source_Text"><text:span text:style-name="NormalTok">letters</text:span></text:span> array?</text:p>
        </text:list-item>
        <text:list-item>
          <text:p text:style-name="P8">When displaying the first half of the array, does your program still display <text:span text:style-name="T1">the first half</text:span>? (After changing the length, the first half contains the values <text:span text:style-name="Source_Text"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span>)</text:p>
        </text:list-item>
        <text:list-item>
          <text:p text:style-name="P8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02Z</meta:creation-date>
    <dc:date>2024-05-22T17:31:02Z</dc:date>
    <meta:user-defined meta:name="date" meta:value-type="string">May  22, 2024 (01:30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